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557cm" table:align="left"/>
    </style:style>
    <style:style style:name="Table1.A" style:family="table-column">
      <style:table-column-properties style:column-width="3.353cm"/>
    </style:style>
    <style:style style:name="Table1.B" style:family="table-column">
      <style:table-column-properties style:column-width="7.204cm"/>
    </style:style>
    <style:style style:name="Table1.A1" style:family="table-cell">
      <style:table-cell-properties style:vertical-align="middle" fo:padding="0.079cm" fo:border="0.05pt solid #000000"/>
    </style:style>
    <style:style style:name="Table2" style:family="table">
      <style:table-properties style:width="9.35cm" table:align="left"/>
    </style:style>
    <style:style style:name="Table2.A" style:family="table-column">
      <style:table-column-properties style:column-width="2.977cm"/>
    </style:style>
    <style:style style:name="Table2.B" style:family="table-column">
      <style:table-column-properties style:column-width="2.104cm"/>
    </style:style>
    <style:style style:name="Table2.D" style:family="table-column">
      <style:table-column-properties style:column-width="2.164cm"/>
    </style:style>
    <style:style style:name="Table2.A1" style:family="table-cell">
      <style:table-cell-properties style:vertical-align="middle" fo:padding="0.079cm" fo:border="0.05pt solid #000000"/>
    </style:style>
    <style:style style:name="P1" style:family="paragraph" style:parent-style-name="Standard">
      <style:paragraph-properties fo:text-align="center" style:justify-single-word="false"/>
      <style:text-properties fo:font-size="24pt" fo:font-style="italic" officeooo:rsid="00139a74" officeooo:paragraph-rsid="00139a74" style:font-size-asian="21pt" style:font-style-asian="italic" style:font-size-complex="24pt" style:font-style-complex="italic"/>
    </style:style>
    <style:style style:name="P2" style:family="paragraph" style:parent-style-name="Standard">
      <style:paragraph-properties fo:text-align="center" style:justify-single-word="false"/>
      <style:text-properties fo:font-size="12pt" fo:font-style="italic" officeooo:rsid="00139a74" officeooo:paragraph-rsid="00139a74" style:font-size-asian="10.5pt" style:font-style-asian="italic" style:font-size-complex="12pt" style:font-style-complex="italic"/>
    </style:style>
    <style:style style:name="P3" style:family="paragraph" style:parent-style-name="Standard">
      <style:paragraph-properties fo:text-align="start" style:justify-single-word="false"/>
      <style:text-properties fo:font-size="14pt" fo:font-style="italic" fo:font-weight="bold" officeooo:rsid="00139a74" officeooo:paragraph-rsid="00139a74" style:font-size-asian="14pt" style:font-style-asian="italic" style:font-weight-asian="bold" style:font-size-complex="14pt" style:font-style-complex="italic" style:font-weight-complex="bold"/>
    </style:style>
    <style:style style:name="P4" style:family="paragraph" style:parent-style-name="Heading_20_2">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5" style:family="paragraph" style:parent-style-name="Heading_20_3">
      <style:paragraph-properties fo:margin-left="0cm" fo:margin-right="0cm" fo:margin-top="0.21cm" fo:margin-bottom="0.12cm" style:contextual-spacing="false" fo:line-height="120%" fo:text-indent="-1.499cm" style:auto-text-indent="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P6" style:family="paragraph" style:parent-style-name="Heading_20_1">
      <style:paragraph-properties fo:margin-left="0cm" fo:margin-right="0cm" fo:margin-top="1.27cm" fo:margin-bottom="0.161cm" style:contextual-spacing="false" fo:line-height="120%" fo:text-indent="-1.499cm" style:auto-text-indent="fals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7" style:family="paragraph" style:parent-style-name="Heading_20_1">
      <style:paragraph-properties fo:margin-left="0cm" fo:margin-right="0cm" fo:margin-top="1.27cm" fo:margin-bottom="0.161cm" style:contextual-spacing="false" fo:line-height="120%"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8" style:family="paragraph" style:parent-style-name="Heading_20_1">
      <style:paragraph-properties fo:margin-left="0cm" fo:margin-right="0cm" fo:margin-top="1.27cm" fo:margin-bottom="0.161cm" style:contextual-spacing="false" fo:line-height="138%" fo:text-indent="-1.499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9" style:family="paragraph" style:parent-style-name="Text_20_body">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0" style:family="paragraph" style:parent-style-name="Text_20_body">
      <style:paragraph-properties fo:margin-top="0.101cm" fo:margin-bottom="0.42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1" style:family="paragraph" style:parent-style-name="Text_20_body">
      <style:paragraph-properties fo:margin-top="0.101cm" fo:margin-bottom="0.42cm" style:contextual-spacing="false" fo:line-height="120%" style:writing-mode="lr-tb"/>
      <style:text-properties fo:font-weight="normal"/>
    </style:style>
    <style:style style:name="P12" style:family="paragraph" style:parent-style-name="Text_20_body">
      <style:paragraph-properties fo:margin-top="0.101cm" fo:margin-bottom="0.42cm" style:contextual-spacing="false" fo:line-height="120%" fo:text-align="justify" style:justify-single-word="false" style:writing-mode="lr-tb"/>
      <style:text-properties fo:font-weight="normal"/>
    </style:style>
    <style:style style:name="P13"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10.1499996185303pt" fo:font-style="normal" style:text-underline-style="none" fo:font-weight="bold" style:text-blinking="false" fo:background-color="transparent"/>
    </style:style>
    <style:style style:name="P14" style:family="paragraph" style:parent-style-name="Table_20_Contents">
      <style:paragraph-properties fo:margin-top="0.101cm" fo:margin-bottom="0.42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left="0.635cm" fo:margin-right="0cm" fo:margin-top="0cm" fo:margin-bottom="0cm" style:contextual-spacing="false" fo:line-height="120%" fo:text-align="justify" style:justify-single-word="false" fo:text-indent="0cm" style:auto-text-indent="false" style:writing-mode="lr-tb"/>
    </style:style>
    <style:style style:name="P17" style:family="paragraph" style:parent-style-name="Text_20_body">
      <style:paragraph-properties fo:margin-left="1.27cm" fo:margin-right="0cm" fo:margin-top="0cm" fo:margin-bottom="0cm" style:contextual-spacing="false" fo:line-height="120%" fo:text-align="justify" style:justify-single-word="false" fo:text-indent="0cm" style:auto-text-indent="false" style:writing-mode="lr-tb"/>
    </style:style>
    <style:style style:name="P18" style:family="paragraph" style:parent-style-name="Text_20_body">
      <style:paragraph-properties fo:margin-left="1.905cm" fo:margin-right="0cm" fo:margin-top="0cm" fo:margin-bottom="0cm" style:contextual-spacing="false" fo:line-height="120%" fo:text-align="justify" style:justify-single-word="false" fo:text-indent="0cm" style:auto-text-indent="false" style:writing-mode="lr-tb"/>
    </style:style>
    <style:style style:name="P19" style:family="paragraph" style:parent-style-name="Text_20_body">
      <style:paragraph-properties fo:margin-left="1cm" fo:margin-right="1cm" fo:margin-top="0.101cm" fo:margin-bottom="0.42cm" style:contextual-spacing="false" fo:line-height="120%" fo:text-align="justify" style:justify-single-word="false" fo:text-indent="0cm" style:auto-text-indent="false" style:writing-mode="lr-tb"/>
      <style:text-properties fo:font-variant="normal" fo:text-transform="none" fo:color="#000000" style:text-line-through-style="none" style:font-name="Verdana" fo:font-size="7.30000019073486pt" fo:font-style="normal" style:text-underline-style="none" fo:font-weight="normal" style:text-blinking="false" fo:background-color="transparent"/>
    </style:style>
    <style:style style:name="P20"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underline-style="none" style:text-blinking="false" fo:background-color="transparent"/>
    </style:style>
    <style:style style:name="P21" style:family="paragraph" style:parent-style-name="Table_20_Contents">
      <style:paragraph-properties fo:margin-top="0cm" fo:margin-bottom="0cm" style:contextual-spacing="false" fo:line-height="120%"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2"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3"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P24" style:family="paragraph" style:parent-style-name="Text_20_body">
      <style:paragraph-properties fo:margin-top="0.212cm" fo:margin-bottom="0.212cm" style:contextual-spacing="false" fo:line-height="120%"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25"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style:text-line-through-style="none" style:font-name="Verdana" fo:font-size="7.30000019073486pt" fo:font-style="normal" style:text-underline-style="none" fo:font-weight="bold" style:text-blinking="false" fo:background-color="transparent"/>
    </style:style>
    <style:style style:name="P26" style:family="paragraph" style:parent-style-name="Heading_20_1">
      <style:paragraph-properties fo:text-align="start" style:justify-single-word="false"/>
      <style:text-properties fo:font-variant="normal" fo:text-transform="none" fo:color="#000000" style:text-line-through-style="none" style:font-name="Verdana" fo:font-size="16.2999992370605pt" fo:font-style="normal" style:text-underline-style="none" fo:font-weight="bold" officeooo:rsid="00139a74" officeooo:paragraph-rsid="00139a74" style:text-blinking="false" fo:background-color="transparent" style:font-size-asian="10.5pt" style:font-style-asian="italic" style:font-size-complex="12pt" style:font-style-complex="italic"/>
    </style:style>
    <style:style style:name="P27" style:family="paragraph" style:parent-style-name="Heading_20_1">
      <style:paragraph-properties fo:margin-left="0cm" fo:margin-right="0cm" fo:margin-top="1.27cm" fo:margin-bottom="0.161cm" style:contextual-spacing="false" fo:line-height="120%" fo:text-indent="0cm" style:auto-text-indent="false" fo:break-before="page" style:writing-mode="lr-tb"/>
      <style:text-properties fo:font-variant="normal" fo:text-transform="none" fo:color="#000000" style:text-line-through-style="none" style:font-name="Verdana" fo:font-size="16.2999992370605pt" fo:font-style="normal" style:text-underline-style="none" fo:font-weight="bold" style:text-blinking="false" fo:background-color="transparent"/>
    </style:style>
    <style:style style:name="P28" style:family="paragraph" style:parent-style-name="Text_20_body">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29" style:family="paragraph" style:parent-style-name="Text_20_body" style:list-style-name="L1">
      <style:paragraph-properties fo:margin-left="0cm" fo:margin-right="0cm" fo:margin-top="0.101cm" fo:margin-bottom="0cm" style:contextual-spacing="false" fo:line-height="120%" fo:text-indent="0cm" style:auto-text-indent="false" fo:background-color="transparent" style:writing-mode="lr-tb">
        <style:background-image/>
      </style:paragraph-properties>
    </style:style>
    <style:style style:name="P30"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P31" style:family="paragraph" style:parent-style-name="Text_20_body" style:list-style-name="L1">
      <style:paragraph-properties fo:margin-left="0cm" fo:margin-right="0cm" fo:margin-top="0cm" fo:margin-bottom="0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P32" style:family="paragraph" style:parent-style-name="Text_20_body" style:list-style-name="L1">
      <style:paragraph-properties fo:margin-left="0cm" fo:margin-right="0cm" fo:margin-top="0cm" fo:margin-bottom="0.42cm" style:contextual-spacing="false" fo:line-height="120%" fo:text-indent="0cm" style:auto-text-indent="false" fo:background-color="transparent" style:writing-mode="lr-tb">
        <style:background-image/>
      </style:paragraph-properties>
      <style:text-properties fo:font-variant="normal" fo:text-transform="none" fo:color="#000000" style:text-line-through-style="none" style:font-name="Times New Roman1" fo:font-size="7.30000019073486pt" fo:font-style="normal" style:text-underline-style="none" fo:font-weight="normal" style:text-blinking="false"/>
    </style:style>
    <style:style style:name="T1" style:family="text">
      <style:text-properties fo:font-variant="normal" fo:text-transform="none" fo:color="#000000" style:text-line-through-style="none" style:font-name="Verdana" fo:font-size="9pt" fo:font-style="normal" style:text-underline-style="none" style:text-blinking="false" fo:background-color="transparent"/>
    </style:style>
    <style:style style:name="T2" style:family="text">
      <style:text-properties fo:font-variant="normal" fo:text-transform="none" fo:color="#000000" style:text-line-through-style="none" style:font-name="Verdana" fo:font-size="9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Verdana" fo:font-size="9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Verdana" fo:font-size="9pt" fo:font-style="italic" style:text-underline-style="none" style:text-blinking="false" fo:background-color="transparent"/>
    </style:style>
    <style:style style:name="T5" style:family="text">
      <style:text-properties fo:font-variant="normal" fo:text-transform="none" fo:color="#000000" style:text-line-through-style="none" style:text-underline-style="none" style:text-blinking="false" fo:background-color="transparent"/>
    </style:style>
    <style:style style:name="T6" style:family="text">
      <style:text-properties fo:font-variant="normal" fo:text-transform="none" fo:color="#000000" style:text-line-through-style="none" style:font-name="Times New Roman1" fo:font-size="7.30000019073486pt" fo:font-style="normal" style:text-underline-style="none" fo:font-weight="normal" style:text-blinking="false" fo:background-color="transparent"/>
    </style:style>
    <style:style style:name="T7" style:family="text">
      <style:text-properties fo:font-variant="normal" fo:text-transform="none" fo:color="#1155cc" style:text-line-through-style="none" style:font-name="Verdana" fo:font-size="9pt" fo:font-style="normal" style:text-underline-style="solid" style:text-underline-width="auto" style:text-underline-color="font-color" fo:font-weight="normal" style:text-blinking="false" fo:background-color="transparent"/>
    </style:style>
    <style:style style:name="T8" style:family="text">
      <style:text-properties style:font-name="Verdana" fo:font-size="9pt" fo:background-color="transparent"/>
    </style:style>
    <style:style style:name="T9" style:family="text">
      <style:text-properties style:font-name="Verdana" fo:font-size="9pt" fo:font-style="italic" fo:background-color="transparent"/>
    </style:style>
    <style:style style:name="T10" style:family="text">
      <style:text-properties style:font-name="Verdana" fo:font-size="9pt" fo:font-style="italic" style:text-underline-style="solid" style:text-underline-width="auto" style:text-underline-color="font-color" fo:background-color="transparent"/>
    </style:style>
    <style:style style:name="T11" style:family="text">
      <style:text-properties fo:background-color="transparent"/>
    </style:style>
    <style:style style:name="T12" style:family="text">
      <style:text-properties style:text-underline-style="solid" style:text-underline-width="auto" style:text-underline-color="font-color" fo:background-color="transparen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Rapport, Biljettautomat</text:p>
      <text:p text:style-name="P2">Angelica &amp; Em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P26" text:outline-level="1"><text:bookmark text:name="docs-internal-guid-e9a6e6a2-4803-984e-97f0-0d34ae0e2525"/>Sammanfattning</text:h>
      <text:p text:style-name="P9">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p>
      <text:p text:style-name="P12"><text:span text:style-name="T1"/></text:p>
      <text:h text:style-name="P27" text:outline-level="1">Förord</text:h>
      <text:p text:style-name="P10">Förord är inte obligatoriskt men kan tillämpas om du som skribent vill inkludera några personliga ord, till exempel tack till personer som hjälpt dig. Denna text ska alltid skrivas på en egen sida.</text:p>
      <text:p text:style-name="Text_20_body"/>
      <text:p text:style-name="P15"/>
      <text:h text:style-name="P6" text:outline-level="1">Innehållsförteckning</text:h>
      <text:p text:style-name="Text_20_body"/>
      <text:p text:style-name="P16"><text:a xlink:type="simple" xlink:href="https://docs.google.com/document/d/18SfFAAD0P9vGUKH2AeeFxi-0BnHfeKeeT8NSCltVwJo/edit#heading=h.30j0zll"><text:span text:style-name="T7">Sammanfattning</text:span></text:a></text:p>
      <text:p text:style-name="P16"><text:a xlink:type="simple" xlink:href="https://docs.google.com/document/d/18SfFAAD0P9vGUKH2AeeFxi-0BnHfeKeeT8NSCltVwJo/edit#heading=h.1fob9te"><text:span text:style-name="T7">Abstract</text:span></text:a></text:p>
      <text:p text:style-name="P16"><text:a xlink:type="simple" xlink:href="https://docs.google.com/document/d/18SfFAAD0P9vGUKH2AeeFxi-0BnHfeKeeT8NSCltVwJo/edit#heading=h.3znysh7"><text:span text:style-name="T7">Förord</text:span></text:a></text:p>
      <text:p text:style-name="P16"><text:a xlink:type="simple" xlink:href="https://docs.google.com/document/d/18SfFAAD0P9vGUKH2AeeFxi-0BnHfeKeeT8NSCltVwJo/edit#heading=h.3dy6vkm"><text:span text:style-name="T7">Innehållsförteckning</text:span></text:a></text:p>
      <text:p text:style-name="P16"><text:a xlink:type="simple" xlink:href="https://docs.google.com/document/d/18SfFAAD0P9vGUKH2AeeFxi-0BnHfeKeeT8NSCltVwJo/edit#heading=h.1t3h5sf"><text:span text:style-name="T7">Terminologi</text:span></text:a></text:p>
      <text:p text:style-name="P16"><text:a xlink:type="simple" xlink:href="https://docs.google.com/document/d/18SfFAAD0P9vGUKH2AeeFxi-0BnHfeKeeT8NSCltVwJo/edit#heading=h.4d34og8"><text:span text:style-name="T7">Introduktion / Inledning</text:span></text:a></text:p>
      <text:p text:style-name="P17"><text:a xlink:type="simple" xlink:href="https://docs.google.com/document/d/18SfFAAD0P9vGUKH2AeeFxi-0BnHfeKeeT8NSCltVwJo/edit#heading=h.2s8eyo1"><text:span text:style-name="T7">Bakgrund och problemmotivering</text:span></text:a></text:p>
      <text:p text:style-name="P17"><text:a xlink:type="simple" xlink:href="https://docs.google.com/document/d/18SfFAAD0P9vGUKH2AeeFxi-0BnHfeKeeT8NSCltVwJo/edit#heading=h.17dp8vu"><text:span text:style-name="T7">Övergripande syfte / Högnivåproblemformulering</text:span></text:a></text:p>
      <text:p text:style-name="P17"><text:a xlink:type="simple" xlink:href="https://docs.google.com/document/d/18SfFAAD0P9vGUKH2AeeFxi-0BnHfeKeeT8NSCltVwJo/edit#heading=h.3rdcrjn"><text:span text:style-name="T7">Avgränsningar</text:span></text:a></text:p>
      <text:p text:style-name="P17"><text:a xlink:type="simple" xlink:href="https://docs.google.com/document/d/18SfFAAD0P9vGUKH2AeeFxi-0BnHfeKeeT8NSCltVwJo/edit#heading=h.26in1rg"><text:span text:style-name="T7">Konkreta och verifierbara mål / Detaljerad problemformulering</text:span></text:a></text:p>
      <text:p text:style-name="P17"><text:a xlink:type="simple" xlink:href="https://docs.google.com/document/d/18SfFAAD0P9vGUKH2AeeFxi-0BnHfeKeeT8NSCltVwJo/edit#heading=h.lnxbz9"><text:span text:style-name="T7">Översikt</text:span></text:a></text:p>
      <text:p text:style-name="P17"><text:a xlink:type="simple" xlink:href="https://docs.google.com/document/d/18SfFAAD0P9vGUKH2AeeFxi-0BnHfeKeeT8NSCltVwJo/edit#heading=h.35nkun2"><text:span text:style-name="T7">Författarens bidrag</text:span></text:a></text:p>
      <text:p text:style-name="P16"><text:a xlink:type="simple" xlink:href="https://docs.google.com/document/d/18SfFAAD0P9vGUKH2AeeFxi-0BnHfeKeeT8NSCltVwJo/edit#heading=h.1ksv4uv"><text:span text:style-name="T7">Teori / Bakgrundsmaterial</text:span></text:a></text:p>
      <text:p text:style-name="P17"><text:a xlink:type="simple" xlink:href="https://docs.google.com/document/d/18SfFAAD0P9vGUKH2AeeFxi-0BnHfeKeeT8NSCltVwJo/edit#heading=h.44sinio"><text:span text:style-name="T7">Definition av termer och förkortningar</text:span></text:a></text:p>
      <text:p text:style-name="P18"><text:a xlink:type="simple" xlink:href="https://docs.google.com/document/d/18SfFAAD0P9vGUKH2AeeFxi-0BnHfeKeeT8NSCltVwJo/edit#heading=h.2jxsxqh"><text:span text:style-name="T7">Exempel på rubriknivå 3</text:span></text:a></text:p>
      <text:p text:style-name="P17"><text:a xlink:type="simple" xlink:href="https://docs.google.com/document/d/18SfFAAD0P9vGUKH2AeeFxi-0BnHfeKeeT8NSCltVwJo/edit#heading=h.z337ya"><text:span text:style-name="T7">Att referera eller citera</text:span></text:a></text:p>
      <text:p text:style-name="P17"><text:a xlink:type="simple" xlink:href="https://docs.google.com/document/d/18SfFAAD0P9vGUKH2AeeFxi-0BnHfeKeeT8NSCltVwJo/edit#heading=h.3j2qqm3"><text:span text:style-name="T7">Källförteckning och källhänvisningar</text:span></text:a></text:p>
      <text:p text:style-name="P17"><text:a xlink:type="simple" xlink:href="https://docs.google.com/document/d/18SfFAAD0P9vGUKH2AeeFxi-0BnHfeKeeT8NSCltVwJo/edit#heading=h.1y810tw"><text:span text:style-name="T7">Illustrationer</text:span></text:a></text:p>
      <text:p text:style-name="P16"><text:a xlink:type="simple" xlink:href="https://docs.google.com/document/d/18SfFAAD0P9vGUKH2AeeFxi-0BnHfeKeeT8NSCltVwJo/edit#heading=h.1ci93xb"><text:span text:style-name="T7">Metod</text:span></text:a></text:p>
      <text:p text:style-name="P16"><text:a xlink:type="simple" xlink:href="https://docs.google.com/document/d/18SfFAAD0P9vGUKH2AeeFxi-0BnHfeKeeT8NSCltVwJo/edit#heading=h.3whwml4"><text:span text:style-name="T7">Konstruktion / Lösningsalternativ</text:span></text:a></text:p>
      <text:p text:style-name="P16"><text:a xlink:type="simple" xlink:href="https://docs.google.com/document/d/18SfFAAD0P9vGUKH2AeeFxi-0BnHfeKeeT8NSCltVwJo/edit#heading=h.2bn6wsx"><text:span text:style-name="T7">Resultat</text:span></text:a></text:p>
      <text:p text:style-name="P16"><text:a xlink:type="simple" xlink:href="https://docs.google.com/document/d/18SfFAAD0P9vGUKH2AeeFxi-0BnHfeKeeT8NSCltVwJo/edit#heading=h.qsh70q"><text:span text:style-name="T7">Slutsatser / Analys / Diskussion</text:span></text:a></text:p>
      <text:p text:style-name="P16"><text:a xlink:type="simple" xlink:href="https://docs.google.com/document/d/18SfFAAD0P9vGUKH2AeeFxi-0BnHfeKeeT8NSCltVwJo/edit#heading=h.3as4poj"><text:span text:style-name="T7">Källförteckning</text:span></text:a></text:p>
      <text:p text:style-name="P16"><text:a xlink:type="simple" xlink:href="https://docs.google.com/document/d/18SfFAAD0P9vGUKH2AeeFxi-0BnHfeKeeT8NSCltVwJo/edit#heading=h.1pxezwc"><text:span text:style-name="T7">Bilaga A: Dokumentation av egenutvecklad programkod</text:span></text:a></text:p>
      <text:p text:style-name="P17"><text:a xlink:type="simple" xlink:href="https://docs.google.com/document/d/18SfFAAD0P9vGUKH2AeeFxi-0BnHfeKeeT8NSCltVwJo/edit#heading=h.49x2ik5"><text:span text:style-name="T7">Exempel på underrubrik</text:span></text:a></text:p>
      <text:p text:style-name="Text_20_body"/>
      <text:h text:style-name="P8" text:outline-level="1">Terminologi</text:h>
      <text:p text:style-name="P9">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p>
      <table:table table:name="Table1" table:style-name="Table1">
        <table:table-column table:style-name="Table1.A"/>
        <table:table-column table:style-name="Table1.B"/>
        <table:table-row>
          <table:table-cell table:style-name="Table1.A1" table:number-columns-spanned="2" office:value-type="string">
            <text:p text:style-name="P13">Akronymer/Förkortningar</text:p>
          </table:table-cell>
          <table:covered-table-cell/>
        </table:table-row>
        <table:table-row>
          <table:table-cell table:style-name="Table1.A1" office:value-type="string">
            <text:p text:style-name="P14">ACK</text:p>
          </table:table-cell>
          <table:table-cell table:style-name="Table1.A1" office:value-type="string">
            <text:p text:style-name="P14">Acknowledge. Kvittering av korrekt överfört meddelande.</text:p>
          </table:table-cell>
        </table:table-row>
        <table:table-row>
          <table:table-cell table:style-name="Table1.A1" office:value-type="string">
            <text:p text:style-name="P21">AWGN</text:p>
          </table:table-cell>
          <table:table-cell table:style-name="Table1.A1" office:value-type="string">
            <text:p text:style-name="P21">Additive White Gaussian Noise.</text:p>
          </table:table-cell>
        </table:table-row>
      </table:table>
      <text:p text:style-name="Text_20_body"/>
      <text:h text:style-name="P7" text:outline-level="1">Introduktion / Inledning</text:h>
      <text:p text:style-name="P9">I tidigare utbildning har du huvudsakligen kommit i kontakt med relativt väldefinierade problemställningar som formulerats av lärare och läromedel. Under projektkurser och projekt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11"><text:span text:style-name="T1">Det inledande kapitlet motsvarar innehållet i den</text:span><text:span text:style-name="T5"> </text:span><text:span text:style-name="T4">projektplan</text:span><text:span text:style-name="T5"> </text:span><text:span text:style-name="T1">som ska presenteras några veckor efter det att projektarbetet påbörjats. Projektplanen kan även innehålla en tidplan för arbetet, och omnämna några av de källor du har för avsikt att läsa och referera (i kapitel 2), samt några ord om vilken metod (se kapitel 3) du har valt för att angripa problemet med.</text:span></text:p>
      <text:p text:style-name="P9">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P4" text:outline-level="2">Bakgrund och problemmotivering</text:h>
      <text:p text:style-name="P9">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text:p>
      <text:p text:style-name="P9">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text:p>
      <text:p text:style-name="P9">Exempel: ”Mänskligheten har under historiens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9">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P4" text:outline-level="2">Övergripande syfte / Högnivåproblemformulering</text:h>
      <text:p text:style-name="P9">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text:soft-page-break/>kan veta när du har uppnått. Det kan även vara en problemformulering på hög nivå som inte kan besvaras av undersökningens diagram, tabeller eller andra objektiva resultat, men som senare kan diskuteras i det avslutande kapitlet.</text:p>
      <text:p text:style-name="P9">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p>
      <text:h text:style-name="P4" text:outline-level="2">Avgränsningar</text:h>
      <text:p text:style-name="P9">Exempel: ”Studien har fokus på …Undersökningen är avgränsad till utvärdering av fall F1 och F2 …Undersökningens slutsatser bör emellertid vara generellt giltiga för alla…I undersökningen negligeras inverkan av Z, därför att …”</text:p>
      <text:h text:style-name="P4" text:outline-level="2">Konkreta och verifierbara mål / Detaljerad problemformulering</text:h>
      <text:p text:style-name="P9">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9">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9">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text:p>
      <text:p text:style-name="P9">Exempel på målformulering för en teknisk rapport: “Undersökningens mål är att föreslå en lösning på följande tekniska problem:… Undersökningen har vidare som mål att verifiera att lösningsförslaget tillhandahåller användbara  kriterier, samt utvärderar förslaget med avseende på prestandamått Y.”</text:p>
      <text:p text:style-name="P9">Allt för tekniska detaljer senareläggs till konstruktionskapitlets tekniska kravspecifikation.</text:p>
      <text:h text:style-name="P4" text:outline-level="2">Översikt</text:h>
      <text:p text:style-name="P9">Beskriv kort rapportens disposition. Exempel: ”Kapitel 2 beskriver...”.</text:p>
      <text:h text:style-name="P4" text:outline-level="2">Författarens bidrag</text:h>
      <text:p text:style-name="P9">Beskriv vilken del av arbetet som du själv har gjort, och vad du har fått hjälp med t ex av kollegor. Ange om du har redovisat någon del av arbetet under tidigare kurser eller projektarbeten. Utförs arbetet i grupp kan rapporten redovisa hur ansvaret för arbetets olika delar har fördelats mellan författarna. Givetvis ska alla medförfattare omnämnas för det arbete de lagt ned.</text:p>
      <text:h text:style-name="P7" text:outline-level="1">Teori / Bakgrundsmaterial</text:h>
      <text:p text:style-name="P9">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projektarbeten, dokument på webben, tekniska rapporter och standarder. Förklara pedagogiskt med konkreta exempel och många illustrationer. Skriv på en nivå så att någon med liknande utbildning som du kan förstå texten.</text:p>
      <text:p text:style-name="P9">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9">Rubriken kan gärna vara ett ämne, till exempel ”GSM-standarden” eller ”Forskningsläget inom område X”.</text:p>
      <text:p text:style-name="P9">Om teoristudien är kort kan den i stället ingå i kapitlet Inledning.</text:p>
      <text:p text:style-name="P9">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text:p>
      <text:h text:style-name="P4" text:outline-level="2">Definition av termer och förkortningar</text:h>
      <text:p text:style-name="P11"><text:span text:style-name="T1">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text:span><text:span text:style-name="T5"> </text:span><text:span text:style-name="T4">kursiv</text:span><text:span text:style-name="T5"> </text:span><text:span text:style-name="T1">stil.</text:span></text:p>
      <text:p text:style-name="P11"><text:span text:style-name="T1">Första gången en</text:span><text:span text:style-name="T5"> </text:span><text:span text:style-name="T4">förkortning</text:span><text:span text:style-name="T5"> </text:span><text:span text:style-name="T1">(förk.) används skrivs den inom parentes efter dess förklaring, såsom exemplifieras i denna mening.</text:span></text:p>
      <text:p text:style-name="P11"><text:span text:style-name="T1">Använd svenska termer så långt det är möjligt. Se svenska datatermgruppens rekommendationer på webbplatsen</text:span><text:span text:style-name="T5"> </text:span></text:p>
      <text:p text:style-name="P9">http://www.nada.kth.se/dataterm/.</text:p>
      <text:h text:style-name="P5" text:outline-level="3">Exempel på rubriknivå 3</text:h>
      <text:p text:style-name="P9">Undvik för många rubriknivåer.</text:p>
      <text:h text:style-name="P4" text:outline-level="2">Att referera eller citera</text:h>
      <text:p text:style-name="P11"><text:span text:style-name="T1">Du</text:span><text:span text:style-name="T5"> </text:span><text:span text:style-name="T4">refererar</text:span><text:span text:style-name="T5"> </text:span><text:span text:style-name="T1">när du sammanfattar eller återger en text med egna ord.</text:span></text:p>
      <text:p text:style-name="P9">Ex: Forsslund  förespråkar mer berättande rubriker i tekniska rapporter och menar att man särskilt i underrubrikerna kan ge viktig information.</text:p>
      <text:p text:style-name="P9">Du citerar när du ordagrant återger en fras, en mening eller ett stycke. I normalfallet refererar man <text:soft-page-break/>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text:p>
      <text:p text:style-name="P9">Korta citat omges med citationstecken. Att citera Strömqvist  kan vara en passande illustration i detta sammanhang: "Det må vara svårt att skriva, men det är roligt också" .</text:p>
      <text:p text:style-name="P9">Långa citat kan återges i form av blockcitat. Textmassan placeras då på sidan utan citationstecken, men med indrag, dvs något förskjutet åt höger, och med mindre teckenstorlek. Källan anges i direkt anslutning till citatet.  </text:p>
      <text:p text:style-name="P19">Det här är ett blockcitat vilket innebär indragning, mindre teckenstorlek, rak vänstermarginal, inte nödvändigtvis rak högermarginal, och inga citationstecken. Blockcitatet kan tillämpas vid mer än ungefär 50 ord. Blockcitat avslutas alltid med källhänvisning .</text:p>
      <text:p text:style-name="Text_20_body"/>
      <text:h text:style-name="P4" text:outline-level="2">Källförteckning och källhänvisningar</text:h>
      <text:p text:style-name="P9">Observera! Att kopiera in en text utan att ange dess källa betraktas som plagiat och därmed allvarligt fusk.</text:p>
      <text:p text:style-name="P9">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text:p>
      <text:p text:style-name="P9">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9">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9">Enligt Vancouver-systemet ordnas källförteckningen i den ordning källorna återges i den löpande texten, och källhänvisningen anges i texten med en siffra inom hakparenteser, t ex  eller ,. De anges även i denna ordning i källförteckningen. Exempel på källhänvisning: Enligt Eriksson  kan dynamiska SFN ge betydande prestandavinster.</text:p>
      <text:p text:style-name="P9">Exempel på post i källförteckning enligt Vancouver-systemet: (Observera att förteckningen inte placeras här, utan i slutet av dokumentet.)</text:p>
      <text:p text:style-name="P11"><text:span text:style-name="T1">[2]</text:span><text:span text:style-name="T5"> </text:span><text:span text:style-name="T1">M. Eriksson, ”Dynamic Single Frequency Networks”,</text:span><text:span text:style-name="T5"> </text:span><text:span text:style-name="T4">IEEE Journal on Selected Areas in Communications (J-SAC)</text:span><text:span text:style-name="T1">, vol. 19, nr. 10, 2001, s. 1905-1914.</text:span></text:p>
      <text:p text:style-name="P9">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9">Exempel på källförteckning:</text:p>
      <text:p text:style-name="P11"><text:span text:style-name="T1">[9]</text:span><text:span text:style-name="T5"> </text:span><text:span text:style-name="T1">Wikipedia, ”H.264/MPEG-4 AVC”, http://en.wikipedia.org/wiki/H.264/MPEG-4_AVC<text:line-break/></text:span><text:soft-page-break/><text:span text:style-name="T1">Hämtad 2010-04-21.</text:span></text:p>
      <text:p text:style-name="P9">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P4" text:outline-level="2">Illustrationer</text:h>
      <text:p text:style-name="P9">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20"><draw:frame draw:style-name="fr1" draw:name="graphics1" text:anchor-type="as-char" svg:width="5.893cm" svg:height="3.314cm" draw:z-index="0"><draw:image xlink:href="https://lh4.googleusercontent.com/mWALz7kzjeQQVB94TBdacG6bfXiRdrNNdf2NHHQS0BOnBXT8w8JX7cfAf7AebSc989gcZTKjWdBO55gf10mHsrZwV7IwVhMt24JXD6OiGJ4d2dhOfPiuYN0KtuW1-IKB7-kp4L8MY-ceui9P" xlink:type="simple" xlink:show="embed" xlink:actuate="onLoad"/><svg:title>Dator, Bärbar Dator, Mac,</svg:title></draw:frame></text:p>
      <text:p text:style-name="P25">Figur 1: Systemöversikt </text:p>
      <text:p text:style-name="P9">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text:p>
      <text:p text:style-name="P9">Tabell 1 visar en exempeltabell. Automatisk numrering fungerar på samma sätt som för figurer men du använder dig av variabeln ”Tabell” istället. Att Referera till tabeller i texten följer samma regler som för figurer och utförs på liknande sätt.</text:p>
      <text:p text:style-name="P24">Tabell 1: Mätresultat för undersökta metoder.</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
          </table:table-cell>
          <table:table-cell table:style-name="Table2.A1" office:value-type="string">
            <text:p text:style-name="P23">Kortast</text:p>
          </table:table-cell>
          <table:table-cell table:style-name="Table2.A1" office:value-type="string">
            <text:p text:style-name="P23">Längst</text:p>
          </table:table-cell>
          <table:table-cell table:style-name="Table2.A1" office:value-type="string">
            <text:p text:style-name="P23">Medel</text:p>
          </table:table-cell>
        </table:table-row>
        <table:table-row>
          <table:table-cell table:style-name="Table2.A1" office:value-type="string">
            <text:p text:style-name="P22">Metod ett</text:p>
          </table:table-cell>
          <table:table-cell table:style-name="Table2.A1" office:value-type="string">
            <text:p text:style-name="P22">10 ms</text:p>
          </table:table-cell>
          <table:table-cell table:style-name="Table2.A1" office:value-type="string">
            <text:p text:style-name="P22">30 ms</text:p>
          </table:table-cell>
          <table:table-cell table:style-name="Table2.A1" office:value-type="string">
            <text:p text:style-name="P22">20 ms</text:p>
          </table:table-cell>
        </table:table-row>
        <table:table-row>
          <table:table-cell table:style-name="Table2.A1" office:value-type="string">
            <text:p text:style-name="P22">Metod två</text:p>
          </table:table-cell>
          <table:table-cell table:style-name="Table2.A1" office:value-type="string">
            <text:p text:style-name="P22">20 ms</text:p>
          </table:table-cell>
          <table:table-cell table:style-name="Table2.A1" office:value-type="string">
            <text:p text:style-name="P22">40 ms</text:p>
          </table:table-cell>
          <table:table-cell table:style-name="Table2.A1" office:value-type="string">
            <text:p text:style-name="P22">35 ms</text:p>
          </table:table-cell>
        </table:table-row>
      </table:table>
      <text:p text:style-name="Text_20_body"/>
      <text:p text:style-name="P15"/>
      <text:h text:style-name="P6" text:outline-level="1">Metod</text:h>
      <text:p text:style-name="P9">I projekt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9">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text:p>
      <text:p text:style-name="P9">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9">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9">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P7" text:outline-level="1">Konstruktion / Lösningsalternativ</text:h>
      <text:p text:style-name="P9">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text:p>
      <text:p text:style-name="P9">Tänk på att läsaren sällan är intresserad av alltför detaljerad dokumentation av datorprogramkod, algoritmer, kretsscheman, användarhandledning, med mera. Sådana detaljer placeras med fördel i bilagor, om de över huvud taget inkluderas.</text:p>
      <text:p text:style-name="P11"><text:span text:style-name="T1">Under din tidigare universitetsutbildning har du i huvudsak fått små uppgifter som vanligen har tagit några minuter eller timmar att lösa. Ett projektarbete eller en projektkurs kan ibland kännas som en oöverstiglig uppgift därför att den är så omfattande, om du inte vet i vilken ände du ska börja. Ett sätt att underlätta stora projekt är att använda</text:span><text:span text:style-name="T5"> </text:span><text:span text:style-name="T4">top-down-metoden</text:span><text:span text:style-name="T1">,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span></text:p>
      <text:p text:style-name="P11"><text:span text:style-name="T1">Det är emellertid inte alltid praktiskt möjligt att arbeta enligt top-down-metoden, eftersom problemet kan vara för komplext och du inte ser hela problembilden från början. Många gånger måste du kanske växla mellan top-down- och</text:span><text:span text:style-name="T5"> </text:span><text:span text:style-name="T4">bottom-up-metoden</text:span><text:span text:style-name="T1">.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span></text:p>
      <text:p text:style-name="P9">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P7" text:outline-level="1">Resultat</text:h>
      <text:p text:style-name="P9">Resultatkapitlet ingår när du har genomfört en systematisk undersökning, t ex en utvärdering av ett datorprogram som du har utvecklat, vilket krävs inom projekt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text:p>
      <text:p text:style-name="P9">Omfattande resultat, till exempel fullständiga sammanställningar av enkätresultat, stora tabeller och långa matematiska härledningar, placeras med fördel i bilagor.</text:p>
      <text:h text:style-name="P7" text:outline-level="1">Slutsatser / Analys / Diskussion</text:h>
      <text:p text:style-name="P9">Efter de objektiva resultaten följer kapitlet Slutsatser/Analys/Diskussion (välj en rubrik), där du presenter dina egna slutsatser, din subjektiva uppfattning, samt kritiskt analyserar resultatens tillförlitlighet och generaliserbarhet.</text:p>
      <text:p text:style-name="P9">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text:p>
      <text:p text:style-name="P9">Att återknyta till undersökningens syftes- och målformulering hör till det viktigaste i detta kapitel.</text:p>
      <text:p text:style-name="P9">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9">Den sista frågan inbjuder till möjligheten att ge förslag till andra, anknytande undersökningar, d.v.s. förslag dels till åtgärder och rekommendationer, dels till fortsatt forskning eller utveckling för den som vill bygga vidare på ditt arbete.</text:p>
      <text:p text:style-name="P9">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7" text:outline-level="1">Källförteckning</text:h>
      <text:p text:style-name="P10">Här följer exempel på hur en källförteckning kan utformas enligt Vancouver-systemet. Den är automatiserad enligt metoden numrerad lista och korsreferenser.</text:p>
      <text:list xml:id="list134546355776409310" text:style-name="L1">
        <text:list-item>
          <text:p text:style-name="P29"><text:span text:style-name="T3">Monash University, ”Citing, Vancouver Style” </text:span><text:a xlink:type="simple" xlink:href="http://www.lib.monash.edu.au/tutorials/citing/vancouver.html">http://www.lib.monash.edu.au/tutorials/citing/vancouver.html</text:a><text:span text:style-name="T6"> </text:span><text:span text:style-name="T3">Publicerad 2006-04-13. Hämtad 2012-01-25 (Exempel på referens till webbsida)</text:span></text:p>
        </text:list-item>
        <text:list-item>
          <text:p text:style-name="P31">Svenska Datatermgruppen, ”Information om datatermer”,<text:line-break/>http://www.nada.kth.se/dataterm/<text:line-break/>Publicerad 1998-08-20. Hämtad 2005-04-11. (Exempel på referens till webbsida)</text:p>
        </text:list-item>
        <text:list-item>
          <text:p text:style-name="P30"><text:span text:style-name="T8">M. Eriksson, ”Dynamic Single Frequency Networks”,</text:span><text:span text:style-name="T11"> </text:span><text:span text:style-name="T9">IEEE Journal on Selected Areas in Communications (J-SAC)</text:span><text:span text:style-name="T8">, vol. 19, nr. 10, 2001, pp. 1905-1914. (Exempel på referens till artikel i vetenskaplig tidskrift)</text:span></text:p>
        </text:list-item>
        <text:list-item>
          <text:p text:style-name="P30"><text:span text:style-name="T8">S. Strömquist,</text:span><text:span text:style-name="T12"> </text:span><text:span text:style-name="T10">Skrivboken</text:span><text:span text:style-name="T8">. 4 uppl. Malmö: Gleerups., 2000 (Exempel på referens till bok)</text:span></text:p>
        </text:list-item>
        <text:list-item>
          <text:p text:style-name="P30"><text:span text:style-name="T8">L. Forsslund, ”Rapportering av forskningsresultat - ett rationaliserings-<text:line-break/>objekt”.</text:span><text:span text:style-name="T11"> </text:span><text:span text:style-name="T9">Industriell teknik</text:span><text:span text:style-name="T8">, 22, 1969, s. 361-363. (Exempel på referens till artikel i tidskrift)</text:span></text:p>
        </text:list-item>
        <text:list-item>
          <text:p text:style-name="P30"><text:span text:style-name="T8">N. Bie, “Minspel på Internet”.</text:span><text:span text:style-name="T11"> </text:span><text:span text:style-name="T9">Dagens Nyheter</text:span><text:span text:style-name="T11"> </text:span><text:span text:style-name="T8">7 juli, 1997, page 5. (Exempel på referens till artikel i dagstidning)</text:span></text:p>
        </text:list-item>
        <text:list-item>
          <text:p text:style-name="P31">K. Berg, ”Inledning till kunskap”, Fiktiva högskolan, rapport nr XYZ-102, 2003, 120 sidor. (Exempel på referens till annan rapport)</text:p>
        </text:list-item>
        <text:list-item>
          <text:p text:style-name="P30"><text:span text:style-name="T8">AB Benzlers.</text:span><text:span text:style-name="T11"> </text:span><text:span text:style-name="T9">Växelboken. Kuggväxlar, kuggremmar, kilremmar etc</text:span><text:span text:style-name="T8">. Mecman. Hydraulik, SKF. Huvudkatalog. (Exempel på referens till katalog)</text:span></text:p>
        </text:list-item>
        <text:list-item>
          <text:p text:style-name="P32"><text:span text:style-name="T8">Microsoft Corporation, 1992:</text:span><text:span text:style-name="T11"> </text:span><text:span text:style-name="T9">Microsoft Word Användarhandbok. Ordbehandlingsprogram för Macintosh Version 5.0</text:span><text:span text:style-name="T8">. (Exempel på referens till manual)</text:span></text:p>
        </text:list-item>
      </text:list>
      <text:p text:style-name="P28">Wikipedia, ”H.264/MPEG-4 AVC”, http://en.wikipedia.org/wiki/H.264/MPEG-4_AVC<text:line-break/>Hämtad 2010-04-21. (Exempel på referens till webbs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1" svg:font-family="'Times New Roman'"/>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08:55:58.248987000</meta:creation-date>
    <dc:date>2016-01-29T08:18:51.466026000</dc:date>
    <meta:editing-duration>P0D</meta:editing-duration>
    <meta:editing-cycles>3</meta:editing-cycles>
    <meta:generator>LibreOffice/4.1.2.3$MacOSX_x86 LibreOffice_project/40b2d7fde7e8d2d7bc5a449dc65df4d08a7dd38</meta:generator>
    <meta:document-statistic meta:table-count="2" meta:image-count="1" meta:object-count="0" meta:page-count="16" meta:paragraph-count="148" meta:word-count="3703" meta:character-count="25650" meta:non-whitespace-character-count="22090"/>
  </office:meta>
</office:document-meta>
</file>